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fo:language="pl" fo:country="PL"/>
    </style:style>
    <style:style style:name="P6" style:family="paragraph" style:parent-style-name="Dialog">
      <style:text-properties style:font-name="Calibri1"/>
    </style:style>
    <style:style style:name="P7" style:family="paragraph" style:parent-style-name="Dialog">
      <style:paragraph-properties fo:text-align="center" style:justify-single-word="false"/>
      <style:text-properties style:font-name="Calibri1"/>
    </style:style>
    <style:style style:name="P8" style:family="paragraph" style:parent-style-name="Standard">
      <style:text-properties fo:language="pl" fo:country="PL"/>
    </style:style>
    <style:style style:name="P9" style:family="paragraph" style:parent-style-name="Heading" style:master-page-name="Standard">
      <style:paragraph-properties style:page-number="auto"/>
      <style:text-properties fo:language="pl" fo:country="PL"/>
    </style:style>
    <style:style style:name="P10" style:family="paragraph" style:parent-style-name="Heading_20_2">
      <style:text-properties fo:language="pl" fo:country="PL"/>
    </style:style>
    <style:style style:name="P11" style:family="paragraph" style:parent-style-name="Heading_20_2">
      <style:paragraph-properties fo:break-before="page"/>
      <style:text-properties fo:language="pl" fo:country="PL"/>
    </style:style>
    <style:style style:name="P12" style:family="paragraph" style:parent-style-name="Heading_20_2" style:list-style-name="WWNum4">
      <style:paragraph-properties fo:break-before="page"/>
      <style:text-properties fo:language="pl" fo:country="PL"/>
    </style:style>
    <style:style style:name="P13" style:family="paragraph" style:parent-style-name="Heading_20_3">
      <style:text-properties fo:language="pl" fo:country="PL"/>
    </style:style>
    <style:style style:name="P14" style:family="paragraph" style:parent-style-name="List_20_Paragraph" style:list-style-name="WWNum1">
      <style:text-properties fo:language="pl" fo:country="PL"/>
    </style:style>
    <style:style style:name="P15" style:family="paragraph" style:parent-style-name="List_20_Paragraph" style:list-style-name="WWNum2">
      <style:text-properties fo:language="pl" fo:country="PL"/>
    </style:style>
    <style:style style:name="P16" style:family="paragraph" style:parent-style-name="Text_20_body">
      <style:text-properties fo:language="pl" fo:country="PL"/>
    </style:style>
    <style:style style:name="P17" style:family="paragraph" style:parent-style-name="Dialog" style:list-style-name="L2"/>
    <style:style style:name="P18" style:family="paragraph" style:parent-style-name="Dialog" style:list-style-name="L3"/>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rły na Krymie – tom I, „Elekcja Inaczej”</text:p>
      <text:list xml:id="list7402490871856047223" text:style-name="Outline">
        <text:list-item>
          <text:h text:style-name="P1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1208538" text:continue-numbering="true" text:style-name="Outline">
        <text:list-item>
          <text:h text:style-name="P10" text:outline-level="1">Czego jeszcze potrzebujemy</text:h>
        </text:list-item>
      </text:list>
      <text:list xml:id="list2208240943555743923" text:style-name="WWNum1">
        <text:list-item>
          <text:p text:style-name="P14"><text:s/>przeczytać początek wątku „Elekcja 1673 inaczej”</text:p>
        </text:list-item>
        <text:list-item>
          <text:p text:style-name="P14">Dowiedzieć się więcej o organizacji wojsk Rzeczypospolitej w 2-giej poł. XVII wieku</text:p>
          <text:list>
            <text:list-item>
              <text:p text:style-name="P14">Źródłem może być gra wojenna „Ogniem i Mieczem”</text:p>
            </text:list-item>
          </text:list>
        </text:list-item>
        <text:list-item>
          <text:p text:style-name="P14">Dowiedzieć się więcej o wojnie Polsko-Tureckiej od 1672 roku</text:p>
        </text:list-item>
        <text:list-item>
          <text:p text:style-name="P14">Dowiedzieć się więcej o zwyczajach Rzeczypospolitej Szlacheckiej z 2-giej poł. XVII wieku, źródła:</text:p>
          <text:list>
            <text:list-item>
              <text:p text:style-name="P14">Strona internetowa Kadrinazi</text:p>
            </text:list-item>
            <text:list-item>
              <text:p text:style-name="P14">„Encyklopedia Staropolska” Glogera – może jest na internecie</text:p>
            </text:list-item>
            <text:list-item>
              <text:p text:style-name="P14">„Pamiętniki” Jana Chryzostoma Paska – może jest na internecie – jest w Google Books</text:p>
            </text:list-item>
            <text:list-item>
              <text:p text:style-name="P14">„Listy do Marysieńki” Króla Jana III Sobieskiego – może są na internecie</text:p>
            </text:list-item>
          </text:list>
        </text:list-item>
        <text:list-item>
          <text:p text:style-name="P14">Ewentualnie porozumieć się z głównymi uczestnikami wątku</text:p>
        </text:list-item>
      </text:list>
      <text:list xml:id="list31207031" text:continue-list="list31208538" text:style-name="Outline">
        <text:list-item>
          <text:h text:style-name="P10" text:outline-level="1">Postaci</text:h>
          <text:list>
            <text:list-item>
              <text:list>
                <text:list-item>
                  <text:h text:style-name="P13"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oft-page-break/><text:span text:style-name="T1">długotrwałych wojen, następnie będzie w zdecydowanej opozycji do królów Sobieskich, w imię dawnych ideałów, a następnie zginie zamordowany albo w pojedynku.</text:span></text:p>
      <text:p text:style-name="P1">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31223331" text:continue-numbering="true" text:style-name="Outline">
        <text:list-item>
          <text:list>
            <text:list-item>
              <text:list>
                <text:list-item>
                  <text:h text:style-name="P13"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text:soft-page-break/>Michał Kazimierz Pac – hetman wielki litewski, kasztelan wileński, wojewoda wileński, zagorzały przeciwnik Sobieskiego</text:p>
      <text:p text:style-name="P1">Michał Kazimierz Radziwiłł – hetman polny litewski, podkanclerzy litewski, szwagier Sobieskiego</text:p>
      <text:p text:style-name="P1">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1220746" text:continue-numbering="true" text:style-name="Outline">
        <text:list-item>
          <text:list>
            <text:list-item>
              <text:list>
                <text:list-item>
                  <text:h text:style-name="P13"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1221461" text:continue-numbering="true" text:style-name="Outline">
        <text:list-item>
          <text:h text:style-name="P10"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oft-page-break/><text:span text:style-name="T1">pościgu wpadają na cały oddział Tatarów i Sipahów. Nasi wycofują się bez prawie żadnych strat – pierwsze doświadczenia bojowe naszego bohatera.</text:span></text:p>
      <text:p text:style-name="P1">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1221625" text:continue-numbering="true" text:style-name="Outline">
        <text:list-item>
          <text:list>
            <text:list-item>
              <text:list>
                <text:list-item>
                  <text:h text:style-name="P13" text:outline-level="3">Pytania do tego co już napisaliśmy</text:h>
                </text:list-item>
              </text:list>
            </text:list-item>
          </text:list>
        </text:list-item>
      </text:list>
      <text:list xml:id="list3597034620337390110" text:style-name="WWNum2">
        <text:list-item>
          <text:p text:style-name="P15">Jakie były działania wojsk polskich prowadzonych przez Hetmana Wlk. na Podolu podczas i tuż po oblężeniu Kamieńca? -&gt; Wyprawa Przeciwko Czambułom</text:p>
        </text:list-item>
        <text:list-item>
          <text:p text:style-name="P15">Kto mógł dowodzić silnym podjazdem, jakie były jego cele i dalsze losy? -&gt; Pośrednio Strażnik Kornny Bidziński, bezpośrednio pan Pruszkowski</text:p>
        </text:list-item>
        <text:list-item>
          <text:p text:style-name="P15">Jak wyglądały działania wojenne podczas elekcji? -&gt; rozejm Buczacki, konfederacja Gołąbska</text:p>
        </text:list-item>
        <text:list-item>
          <text:p text:style-name="P15">Jak wyglądały działania wojenne po elekcji? -&gt; Oblężenie Lwowa i Trembowli (nie jest ważne bo już nastąpił POD)</text:p>
        </text:list-item>
      </text:list>
      <text:p text:style-name="P1"/>
      <text:list xml:id="list31221570" text:continue-list="list31221625" text:style-name="Outline">
        <text:list-item>
          <text:list>
            <text:list-item>
              <text:list>
                <text:list-item>
                  <text:h text:style-name="P13"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robi się</text:p>
      <text:p text:style-name="P1"><text:soft-page-break/>Podczas elekcji opisać szczegółowo różne ekscesy. Opisać szczegółowo reformy wprowadzone przez Sobieskiego.</text:p>
      <text:p text:style-name="P1"/>
      <text:list xml:id="list3120929543740105235" text:style-name="WWNum4">
        <text:list-item>
          <text:h text:style-name="P12"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 Pietrek, myślisz że to...</text:p>
      <text:p text:style-name="P1">- Tatarzy, znaczy, ordyńcy, znaczy, Krymcy!</text:p>
      <text:p text:style-name="P1">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oft-page-break/><text:span text:style-name="T1">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text:soft-page-break/>- Coście za jedni?</text:p>
      <text:p text:style-name="Standard"><text:span text:style-name="T1">- My tutejse, z Majdana</text:span><text:span text:style-name="T4">.</text:span></text:p>
      <text:p text:style-name="P1">- co tu robicie?</text:p>
      <text:p text:style-name="P1">- Tatary nas ciongły, a potem tu ostawiły...</text:p>
      <text:p text:style-name="P1">- a gdzie wasi rodzice?</text:p>
      <text:p text:style-name="P1">- Une ich ubiły, zanim nas ciongły...</text:p>
      <text:p text:style-name="P1">- a Tatary gdzie? Wiele ich?</text:p>
      <text:p text:style-name="P1">- ja nie wiem Panie, jak nas ostawiły to skoro uciekały, nie bijcie!</text:p>
      <text:p text:style-name="P1">- Nie bójcie się, już nikt nie będzie was bił. Idźcie do gościńca i potem do Krasnobrodu, na lewo. Tam już tylko nasze wojska i pan hetman, nie ma już Tatarów.</text:p>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 Patrzcie to ten wielki wojownik, co z chłopami walczy, a przed nami ucieka!</text:p>
      <text:p text:style-name="P1">- W łeb go od razu!</text:p>
      <text:p text:style-name="P1">- Nie, pobawmy się z nim trochę!</text:p>
      <text:p text:style-name="P1">- Stać, trzeba go odesłać na przepytki do jaśnie pana hetmana! Temu pachołkowi wesoło już tam nie będzie!</text:p>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oft-page-break/><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 witamy waszmościów pancernych, widno na poważną potrzebę się zanosi, gdy razem podążamy!</text:p>
      <text:p text:style-name="P1">- witamy, słyszę że panowie Wołosza dobrze już mową polską władacie?</text:p>
      <text:p text:style-name="P1">- bo przecie u nas prawie wszyscy Polacy, a nawet szlachta. Król zaciągi wydając kazał nie ufać cudzoziemcom, tak i u nas kilku tylko prawdziwych Wołoch. Jam zaś urodzony Stefan Ostrowski z Mazowsza, i mój poczet krewniaków.</text:p>
      <text:p text:style-name="P1">- Przebóg, toć i ja z Mazowsza, Stanisław Starczyński, a to moi pocztowi panowie Piotrowski i Wyczyński. Skąd Waszmość pochodzisz?</text:p>
      <text:p text:style-name="P1">- Z Ostrówka, zaścianku pod Konstancinem, gdzie się dobra Gosiewskich senatorstwa zaczynają...</text:p>
      <text:p text:style-name="P1">-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 Tatarów usiec musimy, co ciężką są dla ludu naszej ziemi plagą... Potem zasię może co i na Turkach zdobędziemy?</text:p>
      <text:p text:style-name="P1">Starczyński, młodzian słusznej postury w bardzo porządnej kolczudze, skrzywił się na wzmiankę o ludzie. </text:p>
      <text:p text:style-name="P1"><text:soft-page-break/>- Słyszę iż Waść wiernym jegomości hetman jesteś sekundantem, tak się nad ludem litując. To i pan hetman ludowi w głowach przewraca, do wojaczki a nie do pługa go nawołując.</text:p>
      <text:p text:style-name="Standard"><text:span text:style-name="T1">- Wielkie zasługi nam przecie chłopi oddali, o postojach Tatarów znać nam dając, a i onych nawet szarpiąc. Że Tatar ludowi ciężkim rozbójnikiem, złość ludu wykorzystać przeciw wrogowi </text:span><text:span text:style-name="T3">się godzi.</text:span></text:p>
      <text:p text:style-name="P1">-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 Ale teraz pono Moskwa nasz aliant przeciw Turczynowi. Jak Waszmość to widzisz, ruszą nam z pomocą?</text:p>
      <text:p text:style-name="P1">-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oft-page-break/><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oft-page-break/><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text:soft-page-break/>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9">ym tylko ogr</text:span><text:span text:style-name="T7">ó</text:span><text:span text:style-name="T9">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8">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text:soft-page-break/>*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Morsztyna,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text:soft-page-break/>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8">ci o tym zwycięstwie świetnym Sobieskiego dotar</text:span><text:span text:style-name="T6">ł</text:span><text:span text:style-name="T8">y r</text:span><text:span text:style-name="T6">ó</text:span><text:span text:style-name="T8">wnie</text:span><text:span text:style-name="T6">ż</text:span> do sułtana tureckiego i przerazi<text:span text:style-name="T6">ł</text:span><text:span text:style-name="T8">y go. J</text:span>eszcze wi<text:span text:style-name="T6">ę</text:span><text:span text:style-name="T8">ksze na su</text:span><text:span text:style-name="T6">ł</text:span><text:span text:style-name="T8">tanie wra</text:span><text:span text:style-name="T6">ż</text:span><text:span text:style-name="T8">enie zrobi</text:span><text:span text:style-name="T6">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8">oski </text:span>o marszu pana hetmana Sobieskiego powodowa<text:span text:style-name="T6">ł</text:span><text:span text:style-name="T8">y panik</text:span><text:span text:style-name="T6">ę</text:span><text:span text:style-name="T8"> w</text:span><text:span text:style-name="T6">ś</text:span><text:span text:style-name="T8">r</text:span><text:span text:style-name="T6">ó</text:span><text:span text:style-name="T8">d naje</text:span><text:span text:style-name="T6">ź</text:span><text:span text:style-name="T8">d</text:span><text:span text:style-name="T6">ź</text:span><text:span text:style-name="T8">c</text:span><text:span text:style-name="T6">ó</text:span><text:span text:style-name="T8">w dotychczas bezkarnych</text:span>. Pan Sobieski jednak na Turk<text:span text:style-name="T6">ó</text:span><text:span text:style-name="T8">w nie nast</text:span><text:span text:style-name="T6">ę</text:span><text:span text:style-name="T8">powa</text:span><text:span text:style-name="T6">ł</text:span><text:span text:style-name="T8"> – jeszcze nie tej jesieni, ko</text:span><text:span text:style-name="T6">ń</text:span><text:span text:style-name="T8">cz</text:span><text:span text:style-name="T6">ą</text:span><text:span text:style-name="T8">cej </text:span><text:span text:style-name="T6">ó</text:span><text:span text:style-name="T8">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oft-page-break/><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1214792" text:continue-list="list31221570" text:style-name="Outline">
        <text:list-item text:start-value="2">
          <text:h text:style-name="P11"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8">odzian do</text:span><text:span text:style-name="T6">ść</text:span><text:span text:style-name="T8"> pos</text:span><text:span text:style-name="T6">ę</text:span><text:span text:style-name="T8">pny, wysoki i chudy szlachcic o poci</text:span><text:span text:style-name="T6">ą</text:span><text:span text:style-name="T8">g</text:span><text:span text:style-name="T6">ł</text:span><text:span text:style-name="T8">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8">odszy i drobniejszy by</text:span><text:span text:style-name="T6">ł</text:span><text:span text:style-name="T8"> od pana Starczy</text:span><text:span text:style-name="T6">ń</text:span><text:span text:style-name="T8">skiego, zwykle wes</text:span><text:span text:style-name="T6">ół</text:span><text:span text:style-name="T8">, teraz jednak w z</text:span><text:span text:style-name="T6">ł</text:span><text:span text:style-name="T8">ym by</text:span><text:span text:style-name="T6">ł</text:span><text:span text:style-name="T8"> humorze, jak i wi</text:span><text:span text:style-name="T6">ę</text:span><text:span text:style-name="T8">kszo</text:span><text:span text:style-name="T6">ść</text:span><text:span text:style-name="T8"> towarzystwa. </text:span></text:p>
      <text:p text:style-name="Dialog">- niedobrze, by<text:span text:style-name="T6">ś</text:span><text:span text:style-name="T8">my z naszymi jeszcze potyka</text:span><text:span text:style-name="T6">ć</text:span><text:span text:style-name="T8"> si</text:span><text:span text:style-name="T6">ę</text:span><text:span text:style-name="T8"> musieli. Do</text:span><text:span text:style-name="T6">ść</text:span><text:span text:style-name="T8"> ju</text:span><text:span text:style-name="T6">ż</text:span><text:span text:style-name="T8">e</text:span><text:span text:style-name="T6">ś</text:span><text:span text:style-name="T8">my si</text:span><text:span text:style-name="T6">ę</text:span><text:span text:style-name="T8"> nawojowali – narzeka</text:span><text:span text:style-name="T6">ł</text:span><text:span text:style-name="T8"> pan Starczy</text:span><text:span text:style-name="T6">ń</text:span><text:span text:style-name="T8">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oft-page-break/><text:span text:style-name="T1">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5"/>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8"> Wis</text:span><text:span text:style-name="T6">ł</text:span><text:span text:style-name="T8">y, wolno posuwali si</text:span><text:span text:style-name="T6">ę</text:span><text:span text:style-name="T8"> b</text:span><text:span text:style-name="T6">ł</text:span><text:span text:style-name="T8">otnistymi drogami w</text:span><text:span text:style-name="T6">ś</text:span><text:span text:style-name="T8">r</text:span><text:span text:style-name="T6">ó</text:span><text:span text:style-name="T8">d coraz wi</text:span><text:span text:style-name="T6">ę</text:span><text:span text:style-name="T8">kszej jesiennej pluchy, a</text:span><text:span text:style-name="T6">ż</text:span><text:span text:style-name="T8"> dojechali do Gr</text:span><text:span text:style-name="T6">ó</text:span><text:span text:style-name="T8">jca. Tam przeprawili si</text:span><text:span text:style-name="T6">ę</text:span><text:span text:style-name="T8"> przez Wis</text:span><text:span text:style-name="T6">łę</text:span><text:span text:style-name="T8">, a nast</text:span><text:span text:style-name="T6">ę</text:span><text:span text:style-name="T8">pnie przyjaciele rozstali si</text:span><text:span text:style-name="T6">ę aby udać się każdy w swoje rodzinne strony.</text:span></text:p>
      <text:p text:style-name="P6"/>
      <text:p text:style-name="P7">* <text:s/>* <text:s/>*</text:p>
      <text:p text:style-name="P6"/>
      <text:p text:style-name="P6">Również na Litwie była plucha, nawet może jeszcze <text:s/>bardziej dotkliwe były ulewy tego listopada. W pa<text:span text:style-name="T6">ł</text:span>acu w Antokolu pod Wilnem mniej si<text:span text:style-name="T6">ę</text:span> te pluchy dawa<text:span text:style-name="T6">ł</text:span>y we znaki, bo <text:span text:style-name="T6"><text:s/>pałac nowo przez hetmana wielkiego litewskiego, Michała Kazimierza Paca zbudowany, wszystkimi wygodami dysponował.</text:span></text:p>
      <text:p text:style-name="Dialog"/>
      <text:p text:style-name="Dialog">TODO: przyjazd Ostrowskiego w rodzinne strony, podziw dla hetmana za zwycięstwo, agitacja</text:p>
      <text:p text:style-name="P1"/>
      <text:p text:style-name="P1"><text:soft-page-break/>Pan Stefan Ostrowski wraz z pocztowym swym, Wi<text:span text:style-name="T6">ś</text:span><text:span text:style-name="T8">niewskim, wjechali w po</text:span><text:span text:style-name="T6">ł</text:span><text:span text:style-name="T8">owie listopada triumfalnie do rodzinnego za</text:span><text:span text:style-name="T6">ś</text:span><text:span text:style-name="T8">cianka. Prowadzili kilka zdobytych na Tatarach konik</text:span><text:span text:style-name="T6">ó</text:span><text:span text:style-name="T8">w, w wszystkie mia</text:span><text:span text:style-name="T6">ł</text:span><text:span text:style-name="T8">y sakwy dobrem wy</text:span><text:span text:style-name="T6">ł</text:span><text:span text:style-name="T8">adowane. Naszym dzielnym wojakom nie tylko uda</text:span><text:span text:style-name="T6">ł</text:span><text:span text:style-name="T8">o si</text:span><text:span text:style-name="T6">ę</text:span><text:span text:style-name="T8"> z namiot</text:span><text:span text:style-name="T6">ó</text:span><text:span text:style-name="T8">w starszyzny tatarskiej co nieco zdoby</text:span><text:span text:style-name="T6">ć</text:span><text:span text:style-name="T8">, ale te</text:span><text:span text:style-name="T6">ż</text:span><text:span text:style-name="T8"> dobro z</text:span><text:span text:style-name="T6">ł</text:span><text:span text:style-name="T8">upione <text:s/>na nieszcz</text:span><text:span text:style-name="T6">ę</text:span><text:span text:style-name="T8">snej Sanotczy</text:span><text:span text:style-name="T6">ź</text:span><text:span text:style-name="T8">nie przez Tatar</text:span><text:span text:style-name="T6">ó</text:span><text:span text:style-name="T8">w nie zawsze wraca</text:span><text:span text:style-name="T6">ł</text:span><text:span text:style-name="T8">o do poprzednich w</text:span><text:span text:style-name="T6">ł</text:span><text:span text:style-name="T8">a</text:span><text:span text:style-name="T6">ś</text:span><text:span text:style-name="T8">cicieli, gdy</text:span><text:span text:style-name="T6">ż</text:span><text:span text:style-name="T8"> ci ju</text:span><text:span text:style-name="T6">ż</text:span><text:span text:style-name="T8"> na lepszym </text:span><text:span text:style-name="T6">ś</text:span><text:span text:style-name="T8">wiecie przebywający doczesnych zbytk</text:span><text:span text:style-name="T6">ó</text:span><text:span text:style-name="T8">w nie potrzebowali. Z wielk</text:span><text:span text:style-name="T6">ą</text:span><text:span text:style-name="T8"> nadziej</text:span><text:span text:style-name="T6">ą</text:span><text:span text:style-name="T8"> oczekiwa</text:span><text:span text:style-name="T6">ł</text:span><text:span text:style-name="T8"> pan Stefan przysz</text:span><text:span text:style-name="T6">ł</text:span><text:span text:style-name="T8">ej kampanii, </text:span><text:span text:style-name="T6">ż</text:span><text:span text:style-name="T8">e </text:span><text:span text:style-name="T8">w cztery konie mo</text:span><text:span text:style-name="T6">ż</text:span><text:span text:style-name="T8">e nawet wyst</text:span><text:span text:style-name="T6">ą</text:span><text:span text:style-name="T8">pi, i wspomina</text:span><text:span text:style-name="T6">ł</text:span><text:span text:style-name="T8"> te</text:span><text:span text:style-name="T6">ż</text:span><text:span text:style-name="T8"> </text:span><text:span text:style-name="T6">ł</text:span><text:span text:style-name="T8">askawe s</text:span><text:span text:style-name="T6">ł</text:span><text:span text:style-name="T8">owa hetmana Sobieskiego spod Niemirowa. </text:span></text:p>
      <text:p text:style-name="P1"><text:span text:style-name="T8">Radosne by</text:span><text:span text:style-name="T6">ł</text:span><text:span text:style-name="T8">o powitanie w za</text:span><text:span text:style-name="T6">ś</text:span><text:span text:style-name="T8">cianku Ostrowskich pocztu pana Stefana. Drugi jego pocztowy, Pietrek, wr</text:span><text:span text:style-name="T6">ó</text:span><text:span text:style-name="T8">ci</text:span><text:span text:style-name="T6">ł</text:span><text:span text:style-name="T8"> tydzie</text:span><text:span text:style-name="T6">ń</text:span><text:span text:style-name="T8"> wcze</text:span><text:span text:style-name="T6">ś</text:span><text:span text:style-name="T8">niej, z gor</text:span><text:span text:style-name="T6">ą</text:span><text:span text:style-name="T8">czki uzdrowion cudown</text:span><text:span text:style-name="T6">ą</text:span><text:span text:style-name="T8"> moc</text:span><text:span text:style-name="T6">ą</text:span><text:span text:style-name="T8"> sanktuarium w Krasnobrodzie. Cud ten wspomo</text:span><text:span text:style-name="T6">ż</text:span><text:span text:style-name="T8">ony zosta</text:span><text:span text:style-name="T6">ł</text:span><text:span text:style-name="T8"> z</text:span><text:span text:style-name="T6">ł</text:span><text:span text:style-name="T8">otym dukatem, kt</text:span><text:span text:style-name="T6">ó</text:span><text:span text:style-name="T8">ry z </text:span><text:span text:style-name="T6">ł</text:span><text:span text:style-name="T8">up</text:span><text:span text:style-name="T6">ó</text:span><text:span text:style-name="T8">w zdobytych na Kozakach usieczonych pod Niemirowem da</text:span><text:span text:style-name="T6">ł</text:span><text:span text:style-name="T8"> Pietrkowi na drog</text:span><text:span text:style-name="T6">ę</text:span><text:span text:style-name="T8"> pan Stefan, a kt</text:span><text:span text:style-name="T6">ó</text:span><text:span text:style-name="T8">ry to dukat zapewni</text:span><text:span text:style-name="T6">ł</text:span><text:span text:style-name="T8"> w Krasnobrodzie choremu kilka dni w dobrze opalanej izbie i w ciep</text:span><text:span text:style-name="T6">ł</text:span><text:span text:style-name="T8">ym </text:span><text:span text:style-name="T6">ł</text:span><text:span text:style-name="T8">o</text:span><text:span text:style-name="T6">ż</text:span><text:span text:style-name="T8">u. </text:span></text:p>
      <text:p text:style-name="P1"><text:span text:style-name="T8">Ciekawi wszyscy byli wie</text:span><text:span text:style-name="T6">ś</text:span><text:span text:style-name="T8">ci z wojny, bo i tutaj s</text:span><text:span text:style-name="T6">ł</text:span><text:span text:style-name="T8">yszano o ostatnich przewagach wojsk polskich, ma</text:span><text:span text:style-name="T6">ł</text:span><text:span text:style-name="T8">o weteran</text:span><text:span text:style-name="T6">ó</text:span><text:span text:style-name="T8">w jeszcze w te okolice z wojny wr</text:span><text:span text:style-name="T6">ó</text:span><text:span text:style-name="T8">ci</text:span><text:span text:style-name="T6">ł</text:span><text:span text:style-name="T8">o. Pan Stefan za</text:span><text:span text:style-name="T6">ś</text:span><text:span text:style-name="T8"> przyjechawszy nic nie m</text:span><text:span text:style-name="T6">ó</text:span><text:span text:style-name="T8">wi</text:span><text:span text:style-name="T6">ł</text:span><text:span text:style-name="T8">, tylko ogarn</text:span><text:span text:style-name="T6">ął</text:span><text:span text:style-name="T8"> si</text:span><text:span text:style-name="T6">ę, a gdy do wieczerzy siadano, na ławy zielono malowane, co za stołem stały, rzucił kilimki zdobne, które zamożniejszym Tatarom do modlitwy służyły, zanim pod Petranką w chrześcijańskie ręce przeszły.</text:span></text:p>
      <text:p text:style-name="P1"/>
      <text:list xml:id="list31223795" text:continue-numbering="true" text:style-name="Outline">
        <text:list-item>
          <text:h text:style-name="P10" text:outline-level="1"/>
        </text:list-item>
      </text:list>
      <text:p text:style-name="P16">Z pocz<text:span text:style-name="T6">ą</text:span><text:span text:style-name="T8">tkiem lutego, na </text:span><text:span text:style-name="T6">ś</text:span><text:span text:style-name="T8">wi</text:span><text:span text:style-name="T6">ę</text:span><text:span text:style-name="T8">to Matki Boskiej, zjecha</text:span><text:span text:style-name="T6">ł</text:span><text:span text:style-name="T8"> do Ostrowskich z niespodziewan</text:span><text:span text:style-name="T6">ą</text:span><text:span text:style-name="T8"> wizyt</text:span><text:span text:style-name="T6">ą</text:span><text:span text:style-name="T8"> pan Starczy</text:span><text:span text:style-name="T6">ń</text:span><text:span text:style-name="T8">ski. W saniach sporo g</text:span><text:span text:style-name="T6">ą</text:span><text:span text:style-name="T8">siork</text:span><text:span text:style-name="T6">ó</text:span><text:span text:style-name="T8">w z przednim miodem przywi</text:span><text:span text:style-name="T6">ó</text:span><text:span text:style-name="T8">z</text:span><text:span text:style-name="T6">ł</text:span><text:span text:style-name="T8">, przeto za</text:span><text:span text:style-name="T6">ś</text:span><text:span text:style-name="T8">cianek nie na sucho wys</text:span><text:span text:style-name="T6">ł</text:span><text:span text:style-name="T8">uchiwa</text:span><text:span text:style-name="T6">ł</text:span><text:span text:style-name="T8"> relacji towarzysza pancernego o walkach z Tatarami. Pan Starczy</text:span><text:span text:style-name="T6">ń</text:span><text:span text:style-name="T8">ski jednak nie przewagi swe </text:span><text:span text:style-name="T6">ś</text:span><text:span text:style-name="T8">wie</text:span><text:span text:style-name="T6">ż</text:span><text:span text:style-name="T8">e przyjecha</text:span><text:span text:style-name="T6">ł</text:span><text:span text:style-name="T8"> wspomina</text:span><text:span text:style-name="T6">ć</text:span><text:span text:style-name="T8">, jeno wyci</text:span><text:span text:style-name="T6">ą</text:span><text:span text:style-name="T8">gn</text:span><text:span text:style-name="T6">ąć</text:span><text:span text:style-name="T8"> chcia</text:span><text:span text:style-name="T6">ł</text:span><text:span text:style-name="T8"> Stefana Ostrowskiego do Warszawy, aby razem Sejmowi si</text:span><text:span text:style-name="T6">ę</text:span><text:span text:style-name="T8"> przyjrze</text:span><text:span text:style-name="T6">ć</text:span><text:span text:style-name="T8">. </text:span></text:p>
      <text:p text:style-name="P16"><text:span text:style-name="T8">W drugim tygodniu lutego pojechali zatem razem do Warszawy. Zatrzymawszy si</text:span><text:span text:style-name="T6">ę</text:span><text:span text:style-name="T8"> w jakiej</text:span><text:span text:style-name="T6">ś</text:span><text:span text:style-name="T8"> karczmie na Powi</text:span><text:span text:style-name="T6">ś</text:span><text:span text:style-name="T8">lu, jeszcze popo</text:span><text:span text:style-name="T6">ł</text:span><text:span text:style-name="T8">udniem tego dnia udali si</text:span><text:span text:style-name="T6">ę</text:span><text:span text:style-name="T8"> do Zamku Kr</text:span><text:span text:style-name="T6">ó</text:span><text:span text:style-name="T8">lewskiego i weszli na galeri</text:span><text:span text:style-name="T6">ę</text:span><text:span text:style-name="T8"> publiczno</text:span><text:span text:style-name="T6">ś</text:span><text:span text:style-name="T8">ci w izbie poselskiej. W</text:span><text:span text:style-name="T6">ł</text:span><text:span text:style-name="T8">a</text:span><text:span text:style-name="T6">ś</text:span><text:span text:style-name="T8">nie ko</text:span><text:span text:style-name="T6">ń</text:span><text:span text:style-name="T8">czy</text:span><text:span text:style-name="T6">ł</text:span><text:span text:style-name="T8">a swoj</text:span><text:span text:style-name="T6">ą</text:span><text:span text:style-name="T8"> przemow</text:span><text:span text:style-name="T6">ę</text:span><text:span text:style-name="T8"> pani Kuczy</text:span><text:span text:style-name="T6">ń</text:span><text:span text:style-name="T8">ska, kt</text:span><text:span text:style-name="T6">ó</text:span><text:span text:style-name="T8">ra, cho</text:span><text:span text:style-name="T6">ć</text:span><text:span text:style-name="T8"> pos</text:span><text:span text:style-name="T6">ł</text:span><text:span text:style-name="T8">em nie b</text:span><text:span text:style-name="T6">ę</text:span><text:span text:style-name="T8">d</text:span><text:span text:style-name="T6">ą</text:span><text:span text:style-name="T8">c, wa</text:span><text:span text:style-name="T6">ż</text:span><text:span text:style-name="T8">n</text:span><text:span text:style-name="T6">ą</text:span><text:span text:style-name="T8"> i aktualn</text:span><text:span text:style-name="T6">ą</text:span><text:span text:style-name="T8"> spraw</text:span><text:span text:style-name="T6">ę</text:span><text:span text:style-name="T8"> przed izb</text:span><text:span text:style-name="T6">ę</text:span><text:span text:style-name="T8"> wnosi</text:span><text:span text:style-name="T6">ł</text:span><text:span text:style-name="T8">a.</text:span></text:p>
      <text:list xml:id="list3647023886359322516" text:style-name="L3">
        <text:list-item>
          <text:p text:style-name="P18"><text:span text:style-name="T8">jako </text:span><text:span text:style-name="T6">ż</text:span><text:span text:style-name="T8">e ju</text:span><text:span text:style-name="T6">ż</text:span><text:span text:style-name="T8"> od pi</text:span><text:span text:style-name="T6">ę</text:span><text:span text:style-name="T8">ciu s</text:span><text:span text:style-name="T6">ą</text:span><text:span text:style-name="T8">d</text:span><text:span text:style-name="T6">ó</text:span><text:span text:style-name="T8">w mam wyroki, a od rok</text:span><text:span text:style-name="T6">ó</text:span><text:span text:style-name="T8">w trzech czekam na napraw</text:span><text:span text:style-name="T6">ę</text:span><text:span text:style-name="T8"> tego bezprawia nies</text:span><text:span text:style-name="T6">ł</text:span><text:span text:style-name="T8">ychanego od Waszej Dostojno</text:span><text:span text:style-name="T6">ś</text:span><text:span text:style-name="T8">ci - </text:span></text:p>
        </text:list-item>
        <text:list-item>
          <text:p text:style-name="P18"><text:span text:style-name="T8"/></text:p>
        </text:list-item>
      </text:list>
      <text:p text:style-name="P1">TODO: opisać przygotowania sejmu, w który przekształciły się obie konfederacje</text:p>
      <text:p text:style-name="P1"/>
      <text:p text:style-name="P1"/>
      <text:p text:style-name="P1">Pan hetman z pos<text:span text:style-name="T6">ł</text:span><text:span text:style-name="T8">em de Bethune zbli</text:span><text:span text:style-name="T6">ż</text:span><text:span text:style-name="T8">ali si</text:span><text:span text:style-name="T6">ę</text:span><text:span text:style-name="T8"> do Jaworowa. Pa</text:span><text:span text:style-name="T6">ł</text:span><text:span text:style-name="T8">ac Sobieskich </text:span><text:span text:style-name="T6">ś</text:span><text:span text:style-name="T8">wie</text:span><text:span text:style-name="T6">ż</text:span><text:span text:style-name="T8">o odbudowany po zniszczeniach, jakich dozna</text:span><text:span text:style-name="T6">ł</text:span><text:span text:style-name="T8"> od konfederat</text:span><text:span text:style-name="T6">ó</text:span><text:span text:style-name="T8">w go</text:span><text:span text:style-name="T6">łą</text:span><text:span text:style-name="T8">bskich wy</text:span><text:span text:style-name="T6">ł</text:span><text:span text:style-name="T8">oni</text:span><text:span text:style-name="T6">ł</text:span><text:span text:style-name="T8"> si</text:span><text:span text:style-name="T6">ę</text:span><text:span text:style-name="T8"> biel</text:span><text:span text:style-name="T6">ą</text:span><text:span text:style-name="T8"> swoich </text:span><text:span text:style-name="T6">ś</text:span><text:span text:style-name="T8">cian zza zakr</text:span><text:span text:style-name="T6">ę</text:span><text:span text:style-name="T8">tu alei.</text:span></text:p>
      <text:p text:style-name="Dialog"><text:span text:style-name="T8">- ach, nigdy jeszcze nie widzia</text:span><text:span text:style-name="T6">ł</text:span><text:span text:style-name="T8">em tak pi</text:span><text:span text:style-name="T6">ę</text:span><text:span text:style-name="T8">knie uszykowanego i tak du</text:span><text:span text:style-name="T6">ż</text:span><text:span text:style-name="T8">ego stosu paliwa – powiedzia</text:span><text:span text:style-name="T6">ł</text:span><text:span text:style-name="T8"> pan Bethune na widok drewnianego pa</text:span><text:span text:style-name="T6">ł</text:span><text:span text:style-name="T8">acu.</text:span></text:p>
      <text:p text:style-name="P1"><text:soft-page-break/></text:p>
      <text:p text:style-name="P1"/>
      <text:list xml:id="list338223033700368358" text:style-name="L2">
        <text:list-item>
          <text:p text:style-name="P17">Przecie<text:span text:style-name="T6">ż</text:span><text:span text:style-name="T8"> jego wielmożność hetman litewski pobo</text:span><text:span text:style-name="T6">ż</text:span><text:span text:style-name="T8">ny wielce...</text:span></text:p>
        </text:list-item>
        <text:list-item>
          <text:p text:style-name="P17"><text:span text:style-name="T8">Pobo</text:span><text:span text:style-name="T6">ż</text:span><text:span text:style-name="T8">ny nie znaczy zbawiony – odpar</text:span><text:span text:style-name="T6">ł</text:span><text:span text:style-name="T8"> biskup</text:span></text:p>
        </text:list-item>
      </text:list>
      <text:p text:style-name="Dialog"><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252</meta:editing-cycles>
    <meta:creation-date>2014-08-22T08:05:00</meta:creation-date>
    <dc:date>2014-12-25T11:06:21.32</dc:date>
    <meta:editing-duration>P2DT23H57M14S</meta:editing-duration>
    <meta:generator>OpenOffice/4.1.1$Win32 OpenOffice.org_project/411m6$Build-9775</meta:generator>
    <meta:document-statistic meta:table-count="0" meta:image-count="0" meta:object-count="0" meta:page-count="22" meta:paragraph-count="214" meta:word-count="8979" meta:character-count="6097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